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legreya Sans" svg:font-family="'Alegreya Sans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Noto Sans CJK HK" svg:font-family="'Noto Sans CJK H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bf819e" draw:textarea-horizontal-align="justify" draw:textarea-vertical-align="middle" draw:auto-grow-height="false" fo:min-height="3.26cm" fo:min-width="3.01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3.26cm" fo:min-width="3.01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svg:stroke-width="0.1cm" draw:marker-start-width="0.35cm" draw:marker-end-width="0.35cm" draw:fill="solid" draw:fill-color="#50938a" draw:textarea-horizontal-align="justify" draw:textarea-vertical-align="middle" draw:auto-grow-height="false" fo:min-height="3.26cm" fo:min-width="3.01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svg:stroke-width="0.05cm" draw:marker-start-width="0.275cm" draw:marker-end-width="0.275cm" draw:fill="solid" draw:fill-color="#dee6ef" draw:opacity="50%" draw:textarea-horizontal-align="justify" draw:textarea-vertical-align="middle" draw:auto-grow-height="false" fo:min-height="1.2cm" fo:min-width="2.95cm" fo:padding-top="0.15cm" fo:padding-bottom="0.15cm" fo:padding-left="0.275cm" fo:padding-right="0.275cm" draw:shadow-opacity="50%"/>
      <style:paragraph-properties style:writing-mode="lr-tb"/>
    </style:style>
    <style:style style:name="gr5" style:family="graphic" style:parent-style-name="standard">
      <style:graphic-properties svg:stroke-width="0.1cm" draw:marker-start-width="0.35cm" draw:marker-end-width="0.35cm" draw:fill="solid" draw:fill-color="#dee6ef" draw:textarea-horizontal-align="justify" draw:textarea-vertical-align="middle" draw:auto-grow-height="false" fo:min-height="2.2cm" fo:min-width="3.95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svg:stroke-width="0.1cm" draw:marker-start-width="0.35cm" draw:marker-end-width="0.35cm" draw:fill="solid" draw:fill-color="#dee6ef" draw:textarea-horizontal-align="justify" draw:textarea-vertical-align="middle" draw:auto-grow-height="false" fo:min-height="2.15cm" fo:min-width="3.9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draw:stroke="dash" draw:stroke-dash="Ultrafine_20_Dotted_20__28_var_29_" svg:stroke-width="0.1cm" draw:marker-start-width="0.35cm" draw:marker-end-width="0.35cm" draw:fill="solid" draw:fill-color="#dee6ef" draw:textarea-horizontal-align="justify" draw:textarea-vertical-align="middle" draw:auto-grow-height="false" fo:min-height="1.872cm" fo:min-width="4.622cm" fo:padding-top="0.175cm" fo:padding-bottom="0.175cm" fo:padding-left="0.3cm" fo:padding-right="0.3cm"/>
      <style:paragraph-properties style:writing-mode="lr-tb"/>
    </style:style>
    <style:style style:name="gr8" style:family="graphic" style:parent-style-name="standard">
      <style:graphic-properties draw:stroke="dash" draw:stroke-dash="Ultrafine_20_Dotted_20__28_var_29_" svg:stroke-width="0.1cm" draw:marker-start-width="0.35cm" draw:marker-end-width="0.35cm" draw:fill="solid" draw:fill-color="#dee6ef" draw:textarea-horizontal-align="justify" draw:textarea-vertical-align="middle" draw:auto-grow-height="false" fo:min-height="1.772cm" fo:min-width="4.522cm" fo:padding-top="0.175cm" fo:padding-bottom="0.175cm" fo:padding-left="0.3cm" fo:padding-right="0.3cm"/>
      <style:paragraph-properties style:writing-mode="lr-tb"/>
    </style:style>
    <style:style style:name="gr9" style:family="graphic" style:parent-style-name="standard">
      <style:graphic-properties svg:stroke-width="0.1cm" draw:marker-start="" draw:marker-start-width="0.45cm" draw:marker-end="Arrow" draw:marker-end-width="0.35cm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="Circle" draw:marker-start-width="0.2cm" draw:marker-end="Arrow" draw:marker-end-width="0.35cm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Alegreya Sans" fo:font-size="20pt" style:font-size-asian="20pt" style:font-size-complex="20pt"/>
    </style:style>
    <style:style style:name="P2" style:family="paragraph">
      <loext:graphic-properties draw:fill="solid" draw:fill-color="#bf819e"/>
      <style:paragraph-properties fo:text-align="center"/>
      <style:text-properties style:font-name="Alegreya Sans" fo:font-size="20pt" style:font-size-asian="20pt" style:font-size-complex="20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50938a"/>
      <style:paragraph-properties fo:text-align="center"/>
      <style:text-properties style:font-name="Alegreya Sans" fo:font-size="20pt" style:font-size-asian="20pt" style:font-size-complex="20pt"/>
    </style:style>
    <style:style style:name="P7" style:family="paragraph">
      <loext:graphic-properties draw:fill="solid" draw:fill-color="#dee6ef" draw:opacity="50%"/>
      <style:paragraph-properties fo:text-align="center"/>
      <style:text-properties style:font-name="Alegreya Sans" fo:font-size="16pt" fo:font-style="italic" style:font-size-asian="16pt" style:font-style-asian="italic" style:font-size-complex="16pt" style:font-style-complex="italic"/>
    </style:style>
    <style:style style:name="P8" style:family="paragraph">
      <style:paragraph-properties fo:text-align="center"/>
      <style:text-properties style:font-name="Alegreya Sans" fo:font-size="16pt" fo:font-style="italic" style:font-size-asian="16pt" style:font-style-asian="italic" style:font-size-complex="16pt" style:font-style-complex="italic"/>
    </style:style>
    <style:style style:name="P9" style:family="paragraph">
      <loext:graphic-properties draw:fill="solid" draw:fill-color="#dee6ef"/>
      <style:paragraph-properties fo:text-align="center"/>
      <style:text-properties style:font-name="Alegreya Sans" fo:font-size="20pt" style:font-size-asian="20pt" style:font-size-complex="20pt"/>
    </style:style>
    <style:style style:name="T1" style:family="text">
      <style:text-properties style:font-name="Alegreya Sans" fo:font-size="20pt" style:font-size-asian="20pt" style:font-size-complex="20pt"/>
    </style:style>
    <style:style style:name="T2" style:family="text">
      <style:text-properties style:font-name="Alegreya Sans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cm" svg:height="4cm" svg:x="1.072cm" svg:y="13.645cm">
          <text:p text:style-name="P1"><text:span text:style-name="T1">Quelle / </text:span><text:span text:style-name="T1"><text:line-break/></text:span><text:span text:style-name="T1">Vorl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4cm" svg:height="4cm" svg:x="8.873cm" svg:y="13.646cm">
          <text:p text:style-name="P3"><text:span text:style-name="T1">Transk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4cm" svg:x="16.673cm" svg:y="13.646cm">
          <text:p text:style-name="P1"><text:span text:style-name="T1">Kodierter</text:span></text:p>
          <text:p text:style-name="P1"><text:span text:style-name="T1">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4cm" svg:height="4cm" svg:x="24.473cm" svg:y="13.646cm">
          <text:p text:style-name="P5"><text:span text:style-name="T1">Digitale </text:span><text:span text:style-name="T1"><text:line-break/></text:span><text:span text:style-name="T1">Ed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3.5cm" svg:height="1.5cm" svg:x="5.226cm" svg:y="17.464cm">
          <text:p text:style-name="P5"><text:span text:style-name="T2">transkribiere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5cm" svg:height="1.5cm" svg:x="13.026cm" svg:y="17.464cm">
          <text:p text:style-name="P5"><text:span text:style-name="T2">kodiere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5cm" svg:height="1.5cm" svg:x="20.826cm" svg:y="17.464cm">
          <text:p text:style-name="P5"><text:span text:style-name="T2">darstelle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5cm" svg:height="1.5cm" svg:x="7.504cm" svg:y="9.217cm">
          <text:p text:style-name="P5"><text:span text:style-name="T2">modelliere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5cm" svg:height="1.5cm" svg:x="2.515cm" svg:y="9.241cm">
          <text:p text:style-name="P8"><text:span text:style-name="T2">analysieren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5cm" svg:height="2.5cm" svg:x="12.529cm" svg:y="8.809cm">
          <text:p text:style-name="P1"><text:span text:style-name="T1">Datenmodell </text:span><text:span text:style-name="T1"><text:line-break/></text:span><text:span text:style-name="T1">für Kodierung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.5cm" svg:height="2.5cm" svg:x="20.457cm" svg:y="8.809cm">
          <text:p text:style-name="P5"><text:span text:style-name="T1">Datenmodell </text:span><text:span text:style-name="T1"><text:line-break/></text:span><text:span text:style-name="T1">für Darstellung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6cm" svg:height="3cm" svg:x="11.749cm" svg:y="3.464cm">
          <text:p text:style-name="P5"><text:span text:style-name="T1">Standards: </text:span></text:p>
          <text:p text:style-name="P5"><text:span text:style-name="T1">XML, TEI, Schema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9" draw:layer="layout" svg:width="6cm" svg:height="3cm" svg:x="19.85cm" svg:y="3.465cm">
          <text:p text:style-name="P5"><text:span text:style-name="T1">Standards: </text:span><text:span text:style-name="T1"><text:line-break/></text:span><text:span text:style-name="T1">XSLT, CSS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9" draw:text-style-name="P5" draw:layer="layout" svg:x1="5.191cm" svg:y1="15.605cm" svg:x2="8.747cm" svg:y2="15.605cm">
          <text:p/>
        </draw:line>
        <draw:line draw:style-name="gr10" draw:text-style-name="P5" draw:layer="layout" svg:x1="13.065cm" svg:y1="15.605cm" svg:x2="16.621cm" svg:y2="15.605cm">
          <text:p/>
        </draw:line>
        <draw:line draw:style-name="gr10" draw:text-style-name="P5" draw:layer="layout" svg:x1="20.812cm" svg:y1="15.605cm" svg:x2="24.368cm" svg:y2="15.605cm">
          <text:p/>
        </draw:line>
        <draw:line draw:style-name="gr10" draw:text-style-name="P5" draw:layer="layout" svg:x1="14.743cm" svg:y1="11.514cm" svg:x2="14.716cm" svg:y2="15.451cm">
          <text:p/>
        </draw:line>
        <draw:line draw:style-name="gr10" draw:text-style-name="P5" draw:layer="layout" svg:x1="22.745cm" svg:y1="11.515cm" svg:x2="22.718cm" svg:y2="15.452cm">
          <text:p/>
        </draw:line>
        <draw:line draw:style-name="gr10" draw:text-style-name="P5" draw:layer="layout" svg:x1="14.745cm" svg:y1="6.615cm" svg:x2="14.716cm" svg:y2="8.647cm">
          <text:p/>
        </draw:line>
        <draw:line draw:style-name="gr10" draw:text-style-name="P5" draw:layer="layout" svg:x1="22.849cm" svg:y1="6.615cm" svg:x2="22.82cm" svg:y2="8.647cm">
          <text:p/>
        </draw:line>
        <draw:line draw:style-name="gr10" draw:text-style-name="P5" draw:layer="layout" svg:x1="3.086cm" svg:y1="10.879cm" svg:x2="3.086cm" svg:y2="13.546cm">
          <text:p/>
        </draw:line>
        <draw:line draw:style-name="gr10" draw:text-style-name="P5" draw:layer="layout" svg:x1="6.161cm" svg:y1="10.017cm" svg:x2="7.45cm" svg:y2="10.017cm">
          <text:p/>
        </draw:line>
        <draw:line draw:style-name="gr10" draw:text-style-name="P5" draw:layer="layout" svg:x1="11.06cm" svg:y1="10.017cm" svg:x2="12.505cm" svg:y2="10.01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legreya Sans" svg:font-family="'Alegreya Sans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Noto Sans CJK HK" svg:font-family="'Noto Sans CJK H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h" style:country-asian="CN" style:font-name-complex="Aria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HK" style:font-family-asian="'Noto Sans CJK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11:32:34.986184794</meta:creation-date>
    <dc:date>2020-12-17T11:50:16.876740103</dc:date>
    <meta:editing-duration>PT5M20S</meta:editing-duration>
    <meta:editing-cycles>1</meta:editing-cycles>
    <meta:generator>LibreOffice/6.4.6.2$Linux_X86_64 LibreOffice_project/40$Build-2</meta:generator>
    <meta:document-statistic meta:object-count="23"/>
  </office:meta>
</office:document-meta>
</file>